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2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09.54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79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23"/>
        <table:table-column table:style-name="co18" table:default-cell-style-name="ce23"/>
        <table:table-column table:style-name="co11" table:default-cell-style-name="ce23"/>
        <table:table-column table:style-name="co2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ce23"/>
        <table:table-column table:style-name="co23" table:default-cell-style-name="ce23"/>
        <table:table-column table:style-name="co26" table:default-cell-style-name="ce23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6"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3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3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3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6"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3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7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2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1"/>
          <table:table-cell table:style-name="ce29" office:value-type="string" calcext:value-type="string">
            <text:p>4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=40</text:p>
          </table:table-cell>
          <table:table-cell office:value-type="string" calcext:value-type="string">
            <text:p>5.8375</text:p>
          </table:table-cell>
          <table:table-cell office:value-type="string" calcext:value-type="string">
            <text:p>233.5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2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-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9.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 table:number-rows-repeated="10483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23" table:default-cell-style-name="ce23"/>
        <table:table-column table:style-name="co39" table:default-cell-style-name="ce23"/>
        <table:table-column table:style-name="co41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4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41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1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1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1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1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1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1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1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1" office:value-type="string" calcext:value-type="string">
            <text:p>1189.32 (283.4+905.92)</text:p>
          </table:table-cell>
          <table:table-cell table:number-columns-repeated="3"/>
          <table:table-cell table:style-name="ce41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8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1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3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7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.00.0000</text:date>, <text:time style:data-style-name="N2" text:time-value="20:13:52.9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8-28T20:18:26.098000000</dc:date>
    <meta:editing-duration>P5DT4H39M37S</meta:editing-duration>
    <meta:editing-cycles>1969</meta:editing-cycles>
    <meta:document-statistic meta:table-count="4" meta:cell-count="10894" meta:object-count="0"/>
  </office:meta>
</office:document-meta>
</file>